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3cm"/>
    </style:style>
    <style:style style:name="co3" style:family="table-column">
      <style:table-column-properties fo:break-before="auto" style:column-width="2.6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4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CONVERSOR" table:style-name="ta1"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table:style-name="Default" office:value-type="string" calcext:value-type="string">
            <text:p>TSX0108E</text:p>
          </table:table-cell>
          <table:table-cell table:style-name="Default" office:value-type="string" calcext:value-type="string">
            <text:p>STM32F103</text:p>
          </table:table-cell>
          <table:table-cell office:value-type="string" calcext:value-type="string">
            <text:p>nombre pin</text:p>
          </table:table-cell>
          <table:table-cell table:style-name="Default" office:value-type="string" calcext:value-type="string">
            <text:p>NUEVO PIN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IN_sensorL</text:p>
          </table:table-cell>
          <table:table-cell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OUT_in4</text:p>
          </table:table-cell>
          <table:table-cell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OUT_in3</text:p>
          </table:table-cell>
          <table:table-cell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OUT_in2</text:p>
          </table:table-cell>
          <table:table-cell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OUT_in1</text:p>
          </table:table-cell>
          <table:table-cell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PWM_L</text:p>
          </table:table-cell>
          <table:table-cell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PWM_R</text:p>
          </table:table-cell>
          <table:table-cell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IN_sensorR</text:p>
          </table:table-cell>
          <table:table-cell/>
        </table:table-row>
      </table:table>
      <table:table table:name="GENERAL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default-cell-style-name="Default"/>
        <table:table-row table:style-name="ro2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flujo de datos</text:p>
          </table:table-cell>
          <table:table-cell table:style-name="ce2" office:value-type="string" calcext:value-type="string">
            <text:p>funcion</text:p>
          </table:table-cell>
          <table:table-cell table:style-name="ce2" office:value-type="string" calcext:value-type="string">
            <text:p>interrupción</text:p>
          </table:table-cell>
          <table:table-cell table:style-name="ce2"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IN_sensorL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OUT_in4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OUT_in3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OUT_in2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0</text:p>
          </table:table-cell>
          <table:table-cell office:value-type="string" calcext:value-type="string">
            <text:p>OUT_in1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PWM_L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PWM_R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IN_sensorR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style-name="ce3" office:value-type="string" calcext:value-type="string">
            <text:p>A10</text:p>
          </table:table-cell>
          <table:table-cell table:style-name="ce4" office:value-type="string" calcext:value-type="string">
            <text:p>TIM1_CH3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table:style-name="ce4" office:value-type="string" calcext:value-type="string">
            <text:p>B15</text:p>
          </table:table-cell>
          <table:table-cell table:style-name="ce4" office:value-type="string" calcext:value-type="string">
            <text:p>OUT_Trig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style-name="ce4" table:number-columns-repeated="2"/>
          <table:table-cell table:number-columns-repeated="4"/>
        </table:table-row>
        <table:table-row table:style-name="ro1">
          <table:table-cell table:style-name="ce4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8">
      <number:currency-symbol/>
      <number:text> -</number:text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1">
      <number:currency-symbol/>
      <number:text> -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7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27P2" style:volatile="true">
      <number:currency-symbol/>
      <number:text> </number:text>
      <number:fill-character> </number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5P1" style:volatile="true"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35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 style:data-style-name="N2" text:time-value="21:02:34.87525502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5T20:19:27.354059101</meta:creation-date>
    <dc:date>2021-11-04T21:13:22.574125031</dc:date>
    <meta:editing-duration>PT1H13M43S</meta:editing-duration>
    <meta:editing-cycles>7</meta:editing-cycles>
    <meta:generator>LibreOffice/7.1.6.2$Linux_X86_64 LibreOffice_project/10$Build-2</meta:generator>
    <meta:document-statistic meta:table-count="2" meta:cell-count="84" meta:object-count="0"/>
  </office:meta>
</office:document-meta>
</file>